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8f2a1" draw:auto-grow-height="true" draw:auto-grow-width="false" fo:min-height="0.703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dee6ef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bf00" draw:auto-grow-height="true" draw:auto-grow-width="false" fo:min-height="0.703cm" loext:decorative="false"/>
      <style:paragraph-properties style:writing-mode="lr-tb"/>
    </style:style>
    <style:style style:name="gr4" style:family="graphic" style:parent-style-name="objectwithoutfill">
      <style:graphic-properties svg:stroke-width="0.081cm" svg:stroke-color="#bf0041" draw:marker-start-width="0.321cm" draw:marker-end="Arrowheads_20_1" draw:marker-end-width="0.3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standard">
      <style:graphic-properties draw:stroke="solid" svg:stroke-color="#000000" draw:fill="solid" draw:fill-color="#e8f2a1" draw:auto-grow-height="true" draw:auto-grow-width="false" fo:min-height="0.735cm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a933" draw:marker-start-width="0.321cm" draw:marker-end="Arrowheads_20_1" draw:marker-end-width="0.321cm" draw:fill="none" draw:textarea-vertical-align="middle" fo:padding-top="0.165cm" fo:padding-bottom="0.165cm" fo:padding-left="0.29cm" fo:padding-right="0.29cm" loext:decorative="false"/>
    </style:style>
    <style:style style:name="P1" style:family="paragraph">
      <loext:graphic-properties draw:fill="solid" draw:fill-color="#e8f2a1"/>
    </style:style>
    <style:style style:name="P2" style:family="paragraph">
      <loext:graphic-properties draw:fill="solid" draw:fill-color="#dee6e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solid" draw:fill-color="#ffbf00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97cm" svg:height="0.962cm" svg:x="6.08cm" svg:y="1.317cm">
          <draw:text-box>
            <text:p>Transport</text:p>
          </draw:text-box>
        </draw:frame>
        <draw:frame draw:style-name="gr2" draw:text-style-name="P2" draw:layer="layout" svg:width="4.763cm" svg:height="0.962cm" svg:x="6.715cm" svg:y="2.317cm">
          <draw:text-box>
            <text:p>- accelerate</text:p>
          </draw:text-box>
        </draw:frame>
        <draw:frame draw:style-name="gr2" draw:text-style-name="P2" draw:layer="layout" svg:width="4.763cm" svg:height="0.962cm" svg:x="6.716cm" svg:y="3.317cm">
          <draw:text-box>
            <text:p>- break</text:p>
          </draw:text-box>
        </draw:frame>
        <draw:frame draw:style-name="gr1" draw:text-style-name="P1" draw:layer="layout" svg:width="5.397cm" svg:height="0.962cm" svg:x="1.181cm" svg:y="5.917cm">
          <draw:text-box>
            <text:p>MotorTransport</text:p>
          </draw:text-box>
        </draw:frame>
        <draw:frame draw:style-name="gr2" draw:text-style-name="P2" draw:layer="layout" svg:width="4.763cm" svg:height="0.962cm" svg:x="1.816cm" svg:y="6.917cm">
          <draw:text-box>
            <text:p>- startEngine</text:p>
          </draw:text-box>
        </draw:frame>
        <draw:frame draw:style-name="gr2" draw:text-style-name="P2" draw:layer="layout" svg:width="4.763cm" svg:height="0.962cm" svg:x="1.817cm" svg:y="7.917cm">
          <draw:text-box>
            <text:p>- stopEngine</text:p>
          </draw:text-box>
        </draw:frame>
        <draw:frame draw:style-name="gr1" draw:text-style-name="P1" draw:layer="layout" svg:width="5.397cm" svg:height="0.962cm" svg:x="1.182cm" svg:y="13.817cm">
          <draw:text-box>
            <text:p>Car</text:p>
          </draw:text-box>
        </draw:frame>
        <draw:frame draw:style-name="gr2" draw:text-style-name="P2" draw:layer="layout" svg:width="4.763cm" svg:height="0.962cm" svg:x="1.817cm" svg:y="14.817cm">
          <draw:text-box>
            <text:p>- startEngine</text:p>
          </draw:text-box>
        </draw:frame>
        <draw:frame draw:style-name="gr2" draw:text-style-name="P2" draw:layer="layout" svg:width="4.763cm" svg:height="0.962cm" svg:x="1.818cm" svg:y="15.817cm">
          <draw:text-box>
            <text:p>- stopEngine</text:p>
          </draw:text-box>
        </draw:frame>
        <draw:frame draw:style-name="gr1" draw:text-style-name="P1" draw:layer="layout" svg:width="5.397cm" svg:height="0.962cm" svg:x="7.383cm" svg:y="13.817cm">
          <draw:text-box>
            <text:p>Truck</text:p>
          </draw:text-box>
        </draw:frame>
        <draw:frame draw:style-name="gr2" draw:text-style-name="P2" draw:layer="layout" svg:width="4.763cm" svg:height="0.962cm" svg:x="8.018cm" svg:y="14.817cm">
          <draw:text-box>
            <text:p>- startEngine</text:p>
          </draw:text-box>
        </draw:frame>
        <draw:frame draw:style-name="gr2" draw:text-style-name="P2" draw:layer="layout" svg:width="4.763cm" svg:height="0.962cm" svg:x="8.019cm" svg:y="15.817cm">
          <draw:text-box>
            <text:p>- stopEngine</text:p>
          </draw:text-box>
        </draw:frame>
        <draw:frame draw:style-name="gr1" draw:text-style-name="P1" draw:layer="layout" svg:width="5.397cm" svg:height="0.962cm" svg:x="13.584cm" svg:y="13.817cm">
          <draw:text-box>
            <text:p>Motorbike</text:p>
          </draw:text-box>
        </draw:frame>
        <draw:frame draw:style-name="gr2" draw:text-style-name="P2" draw:layer="layout" svg:width="4.763cm" svg:height="0.962cm" svg:x="14.219cm" svg:y="14.817cm">
          <draw:text-box>
            <text:p>- startEngine</text:p>
          </draw:text-box>
        </draw:frame>
        <draw:frame draw:style-name="gr2" draw:text-style-name="P2" draw:layer="layout" svg:width="4.763cm" svg:height="0.962cm" svg:x="14.22cm" svg:y="15.817cm">
          <draw:text-box>
            <text:p>- stopEngine</text:p>
          </draw:text-box>
        </draw:frame>
        <draw:frame draw:style-name="gr1" draw:text-style-name="P1" draw:layer="layout" svg:width="5.397cm" svg:height="0.962cm" svg:x="20.985cm" svg:y="13.717cm">
          <draw:text-box>
            <text:p>Scooter</text:p>
          </draw:text-box>
        </draw:frame>
        <draw:frame draw:style-name="gr2" draw:text-style-name="P2" draw:layer="layout" svg:width="4.763cm" svg:height="0.962cm" svg:x="21.62cm" svg:y="14.717cm">
          <draw:text-box>
            <text:p text:style-name="P3">- accelerate</text:p>
          </draw:text-box>
        </draw:frame>
        <draw:frame draw:style-name="gr2" draw:text-style-name="P2" draw:layer="layout" svg:width="4.763cm" svg:height="0.962cm" svg:x="21.621cm" svg:y="15.717cm">
          <draw:text-box>
            <text:p text:style-name="P3">- break</text:p>
          </draw:text-box>
        </draw:frame>
        <draw:frame draw:style-name="gr1" draw:text-style-name="P1" draw:layer="layout" svg:width="5.397cm" svg:height="0.962cm" svg:x="27.686cm" svg:y="13.717cm">
          <draw:text-box>
            <text:p>Bicycle</text:p>
          </draw:text-box>
        </draw:frame>
        <draw:frame draw:style-name="gr2" draw:text-style-name="P2" draw:layer="layout" svg:width="4.763cm" svg:height="0.962cm" svg:x="28.321cm" svg:y="14.717cm">
          <draw:text-box>
            <text:p text:style-name="P3">- accelerate</text:p>
          </draw:text-box>
        </draw:frame>
        <draw:frame draw:style-name="gr2" draw:text-style-name="P2" draw:layer="layout" svg:width="4.763cm" svg:height="0.962cm" svg:x="28.322cm" svg:y="15.717cm">
          <draw:text-box>
            <text:p text:style-name="P3">- break</text:p>
          </draw:text-box>
        </draw:frame>
        <draw:frame draw:style-name="gr2" draw:text-style-name="P2" draw:layer="layout" svg:width="4.763cm" svg:height="0.962cm" svg:x="1.815cm" svg:y="8.917cm">
          <draw:text-box>
            <text:p>- accelerate</text:p>
          </draw:text-box>
        </draw:frame>
        <draw:frame draw:style-name="gr2" draw:text-style-name="P2" draw:layer="layout" svg:width="4.763cm" svg:height="0.962cm" svg:x="1.816cm" svg:y="9.917cm">
          <draw:text-box>
            <text:p>- break</text:p>
          </draw:text-box>
        </draw:frame>
        <draw:frame draw:style-name="gr2" draw:text-style-name="P2" draw:layer="layout" svg:width="4.763cm" svg:height="0.962cm" svg:x="1.815cm" svg:y="16.817cm">
          <draw:text-box>
            <text:p>- accelerate</text:p>
          </draw:text-box>
        </draw:frame>
        <draw:frame draw:style-name="gr2" draw:text-style-name="P2" draw:layer="layout" svg:width="4.763cm" svg:height="0.962cm" svg:x="1.816cm" svg:y="17.817cm">
          <draw:text-box>
            <text:p>- break</text:p>
          </draw:text-box>
        </draw:frame>
        <draw:frame draw:style-name="gr2" draw:text-style-name="P2" draw:layer="layout" svg:width="4.763cm" svg:height="0.962cm" svg:x="8.015cm" svg:y="16.817cm">
          <draw:text-box>
            <text:p>- accelerate</text:p>
          </draw:text-box>
        </draw:frame>
        <draw:frame draw:style-name="gr2" draw:text-style-name="P2" draw:layer="layout" svg:width="4.763cm" svg:height="0.962cm" svg:x="8.016cm" svg:y="17.817cm">
          <draw:text-box>
            <text:p>- break</text:p>
          </draw:text-box>
        </draw:frame>
        <draw:frame draw:style-name="gr2" draw:text-style-name="P2" draw:layer="layout" svg:width="4.763cm" svg:height="0.962cm" svg:x="14.215cm" svg:y="16.817cm">
          <draw:text-box>
            <text:p>- accelerate</text:p>
          </draw:text-box>
        </draw:frame>
        <draw:frame draw:style-name="gr2" draw:text-style-name="P2" draw:layer="layout" svg:width="4.763cm" svg:height="0.962cm" svg:x="14.216cm" svg:y="17.817cm">
          <draw:text-box>
            <text:p>- break</text:p>
          </draw:text-box>
        </draw:frame>
        <draw:frame draw:style-name="gr3" draw:text-style-name="P4" draw:layer="layout" svg:width="5.397cm" svg:height="0.962cm" svg:x="17.881cm" svg:y="1.317cm">
          <draw:text-box>
            <text:p>Transmission</text:p>
          </draw:text-box>
        </draw:frame>
        <draw:frame draw:style-name="gr2" draw:text-style-name="P2" draw:layer="layout" svg:width="4.763cm" svg:height="0.962cm" svg:x="18.516cm" svg:y="2.317cm">
          <draw:text-box>
            <text:p>- gearUp</text:p>
          </draw:text-box>
        </draw:frame>
        <draw:frame draw:style-name="gr2" draw:text-style-name="P2" draw:layer="layout" svg:width="4.763cm" svg:height="0.962cm" svg:x="18.517cm" svg:y="3.317cm">
          <draw:text-box>
            <text:p text:style-name="P3"><text:span text:style-name="T1">- </text:span>gearDown</text:p>
          </draw:text-box>
        </draw:frame>
        <draw:line draw:style-name="gr4" draw:text-style-name="P5" draw:layer="layout" svg:x1="3.837cm" svg:y1="5.783cm" svg:x2="8.302cm" svg:y2="4.492cm">
          <text:p/>
        </draw:line>
        <draw:line draw:style-name="gr4" draw:text-style-name="P5" draw:layer="layout" svg:x1="1.317cm" svg:y1="13.7cm" svg:x2="3.857cm" svg:y2="10.842cm">
          <text:p/>
        </draw:line>
        <draw:line draw:style-name="gr4" draw:text-style-name="P5" draw:layer="layout" svg:x1="8.397cm" svg:y1="13.721cm" svg:x2="4.492cm" svg:y2="10.842cm">
          <text:p/>
        </draw:line>
        <draw:line draw:style-name="gr4" draw:text-style-name="P5" draw:layer="layout" svg:x1="15.618cm" svg:y1="13.742cm" svg:x2="5.762cm" svg:y2="10.842cm">
          <text:p/>
        </draw:line>
        <draw:line draw:style-name="gr4" draw:text-style-name="P5" draw:layer="layout" svg:x1="22.59cm" svg:y1="13.382cm" svg:x2="20.05cm" svg:y2="10.525cm">
          <text:p/>
        </draw:line>
        <draw:line draw:style-name="gr4" draw:text-style-name="P5" draw:layer="layout" svg:x1="30.21cm" svg:y1="13.7cm" svg:x2="21.002cm" svg:y2="10.525cm">
          <text:p/>
        </draw:line>
        <draw:frame draw:style-name="gr5" draw:text-style-name="P1" draw:layer="layout" svg:width="6.273cm" svg:height="0.985cm" svg:x="17.087cm" svg:y="7.317cm">
          <draw:text-box>
            <text:p>NonMotorTransport</text:p>
          </draw:text-box>
        </draw:frame>
        <draw:frame draw:style-name="gr2" draw:text-style-name="P2" draw:layer="layout" svg:width="4.763cm" svg:height="0.962cm" svg:x="18.522cm" svg:y="8.317cm">
          <draw:text-box>
            <text:p text:style-name="P3">- accelerate</text:p>
          </draw:text-box>
        </draw:frame>
        <draw:frame draw:style-name="gr2" draw:text-style-name="P2" draw:layer="layout" svg:width="4.763cm" svg:height="0.962cm" svg:x="18.523cm" svg:y="9.317cm">
          <draw:text-box>
            <text:p text:style-name="P3">- break</text:p>
          </draw:text-box>
        </draw:frame>
        <draw:line draw:style-name="gr4" draw:text-style-name="P5" draw:layer="layout" svg:x1="17.827cm" svg:y1="7.032cm" svg:x2="9.572cm" svg:y2="4.492cm">
          <text:p/>
        </draw:line>
        <draw:line draw:style-name="gr6" draw:text-style-name="P5" draw:layer="layout" svg:x1="30.527cm" svg:y1="13.382cm" svg:x2="20.685cm" svg:y2="4.492cm">
          <text:p/>
        </draw:line>
        <draw:line draw:style-name="gr6" draw:text-style-name="P5" draw:layer="layout" svg:x1="5.762cm" svg:y1="5.762cm" svg:x2="18.125cm" svg:y2="3.56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21:07:15.754061644</meta:creation-date>
    <dc:date>2023-12-20T21:33:20.384835212</dc:date>
    <meta:editing-duration>PT25M57S</meta:editing-duration>
    <meta:editing-cycles>18</meta:editing-cycles>
    <meta:generator>LibreOffice/7.6.4.1$Linux_X86_64 LibreOffice_project/60$Build-1</meta:generator>
    <meta:document-statistic meta:object-count="44"/>
  </office:meta>
</office:document-meta>
</file>